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1000000E1BA845A0EBDDB5DB5.png" manifest:media-type="image/png"/>
  <manifest:file-entry manifest:full-path="Pictures/10000000000000DE000000E35BD36EB3D56D443D.jpg" manifest:media-type="image/jpeg"/>
  <manifest:file-entry manifest:full-path="Pictures/1000000000000140000001401B833A9E5EDA5AF0.jpg" manifest:media-type="image/jpeg"/>
  <manifest:file-entry manifest:full-path="Pictures/10000001000000E1000000E1BDE849190BEDC35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e_20_sense_20_emplenament_20_ni_20_líni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18cm" svg:stroke-color="#b47804" draw:fill="solid" draw:fill-color="#ea7500" draw:opacity-name="msTransGradient_20_1" draw:textarea-vertical-align="top" draw:auto-grow-height="false" fo:min-height="2.857cm" fo:min-width="19.419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18cm" svg:stroke-color="#b47804" draw:fill="solid" draw:fill-color="#ea7500" draw:opacity-name="msTransGradient_20_1" draw:textarea-vertical-align="top" draw:auto-grow-height="false" fo:min-height="0.721cm" fo:min-width="19.426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18cm" svg:stroke-color="#b47804" draw:fill="solid" draw:fill-color="#ea7500" draw:opacity-name="msTransGradient_20_1" draw:textarea-vertical-align="top" draw:auto-grow-height="false" fo:min-height="1.894cm" fo:min-width="19.366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229cm" svg:stroke-color="#5b9bd5" draw:marker-start-width="0.483cm" draw:marker-end="msArrowEnd_20_8" draw:marker-end-width="0.635cm" draw:marker-end-center="false" svg:stroke-opacity="70%" draw:stroke-linejoin="miter" draw:fill="none" draw:textarea-vertical-align="top" draw:auto-grow-height="false" fo:min-height="1.365cm" fo:min-width="0cm" fo:padding-top="0.222cm" fo:padding-bottom="0.222cm" fo:padding-left="0.347cm" fo:padding-right="0.347cm" fo:wrap-option="wrap"/>
    </style:style>
    <style:style style:name="gr9" style:family="graphic" style:parent-style-name="standard" style:list-style-name="L2">
      <style:graphic-properties draw:stroke="solid" svg:stroke-width="0.051cm" svg:stroke-color="#3faf46" draw:marker-start-width="0.279cm" draw:marker-end-width="0.279cm" draw:fill="solid" draw:fill-color="#e8f2a1" draw:textarea-vertical-align="top" draw:auto-grow-height="true" draw:fit-to-size="false" style:shrink-to-fit="false" fo:min-height="0cm" fo:min-width="0cm" fo:padding-top="0.15cm" fo:padding-bottom="0.15cm" fo:padding-left="0.275cm" fo:padding-right="0.275cm" fo:wrap-option="wrap"/>
      <style:paragraph-properties style:writing-mode="lr-tb"/>
    </style:style>
    <style:style style:name="gr10" style:family="graphic" style:parent-style-name="standard">
      <style:graphic-properties draw:stroke="solid" svg:stroke-width="0.229cm" svg:stroke-color="#5b9bd5" draw:marker-start-width="0.483cm" draw:marker-end="msArrowEnd_20_8" draw:marker-end-width="0.635cm" draw:marker-end-center="false" svg:stroke-opacity="70%" draw:stroke-linejoin="miter" draw:fill="none" draw:textarea-vertical-align="top" draw:auto-grow-height="false" fo:min-height="0.883cm" fo:min-width="0cm" fo:padding-top="0.222cm" fo:padding-bottom="0.222cm" fo:padding-left="0.347cm" fo:padding-right="0.347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solid" svg:stroke-width="0.051cm" svg:stroke-color="#3faf46" draw:marker-start-width="0.279cm" draw:marker-end-width="0.279cm" draw:fill="solid" draw:fill-color="#e8f2a1" draw:textarea-vertical-align="top" draw:auto-grow-height="true" draw:fit-to-size="false" style:shrink-to-fit="false" fo:min-height="0cm" fo:min-width="0cm" fo:padding-top="0.15cm" fo:padding-bottom="0.15cm" fo:padding-left="0.275cm" fo:padding-right="0.275cm" fo:wrap-option="wrap"/>
      <style:paragraph-properties style:writing-mode="lr-tb"/>
    </style:style>
    <style:style style:name="gr13" style:family="graphic" style:parent-style-name="standard">
      <style:graphic-properties draw:stroke="solid" svg:stroke-width="0.229cm" svg:stroke-color="#5b9bd5" draw:marker-start-width="0.483cm" draw:marker-end="msArrowEnd_20_8" draw:marker-end-width="0.635cm" draw:marker-end-center="false" svg:stroke-opacity="70%" draw:stroke-linejoin="miter" draw:fill="none" draw:textarea-vertical-align="top" draw:auto-grow-height="false" fo:min-height="0.827cm" fo:min-width="0.704cm" fo:padding-top="0.222cm" fo:padding-bottom="0.222cm" fo:padding-left="0.347cm" fo:padding-right="0.347cm" fo:wrap-option="wrap"/>
    </style:style>
    <style:style style:name="gr14" style:family="graphic" style:parent-style-name="standard">
      <style:graphic-properties draw:stroke="solid" svg:stroke-width="0.229cm" svg:stroke-color="#5b9bd5" draw:marker-start-width="0.483cm" draw:marker-end="msArrowEnd_20_8" draw:marker-end-width="0.635cm" draw:marker-end-center="false" svg:stroke-opacity="70%" draw:stroke-linejoin="miter" draw:fill="none" draw:textarea-vertical-align="top" draw:auto-grow-height="false" fo:min-height="2.57cm" fo:min-width="0cm" fo:padding-top="0.222cm" fo:padding-bottom="0.222cm" fo:padding-left="0.347cm" fo:padding-right="0.347cm" fo:wrap-option="wrap"/>
    </style:style>
    <style:style style:name="gr15" style:family="graphic" style:parent-style-name="standard">
      <style:graphic-properties draw:stroke="solid" svg:stroke-width="0.229cm" svg:stroke-color="#5b9bd5" draw:marker-start-width="0.483cm" draw:marker-end="msArrowEnd_20_8" draw:marker-end-width="0.635cm" draw:marker-end-center="false" svg:stroke-opacity="70%" draw:stroke-linejoin="miter" draw:fill="none" draw:textarea-vertical-align="top" draw:auto-grow-height="false" fo:min-height="0.954cm" fo:min-width="0cm" fo:padding-top="0.222cm" fo:padding-bottom="0.222cm" fo:padding-left="0.347cm" fo:padding-right="0.347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229cm" svg:stroke-color="#5b9bd5" draw:marker-start-width="0.483cm" draw:marker-end="msArrowEnd_20_8" draw:marker-end-width="0.635cm" draw:marker-end-center="false" svg:stroke-opacity="70%" draw:stroke-linejoin="miter" draw:fill="none" draw:textarea-vertical-align="top" draw:auto-grow-height="false" fo:min-height="0.496cm" fo:min-width="0cm" fo:padding-top="0.222cm" fo:padding-bottom="0.222cm" fo:padding-left="0.347cm" fo:padding-right="0.347cm" fo:wrap-option="wrap"/>
    </style:style>
    <style:style style:name="gr18" style:family="graphic" style:parent-style-name="standard">
      <style:graphic-properties draw:stroke="solid" svg:stroke-width="0.229cm" svg:stroke-color="#5b9bd5" draw:marker-start-width="0.483cm" draw:marker-end="msArrowEnd_20_8" draw:marker-end-width="0.635cm" draw:marker-end-center="false" svg:stroke-opacity="70%" draw:stroke-linejoin="miter" draw:fill="none" draw:textarea-vertical-align="top" draw:auto-grow-height="false" fo:min-height="0cm" fo:min-width="0.247cm" fo:padding-top="0.222cm" fo:padding-bottom="0.222cm" fo:padding-left="0.347cm" fo:padding-right="0.347cm" fo:wrap-option="wrap"/>
    </style:style>
    <style:style style:name="gr19" style:family="graphic" style:parent-style-name="standard">
      <style:graphic-properties draw:stroke="solid" svg:stroke-width="0.229cm" svg:stroke-color="#5b9bd5" draw:marker-start-width="0.483cm" draw:marker-end="msArrowEnd_20_8" draw:marker-end-width="0.635cm" draw:marker-end-center="false" svg:stroke-opacity="70%" draw:stroke-linejoin="miter" draw:fill="none" draw:textarea-vertical-align="top" draw:auto-grow-height="false" fo:min-height="1.407cm" fo:min-width="0cm" fo:padding-top="0.222cm" fo:padding-bottom="0.222cm" fo:padding-left="0.347cm" fo:padding-right="0.347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solid" svg:stroke-width="0.051cm" svg:stroke-color="#3465a4" draw:marker-start-width="0.279cm" draw:marker-end-width="0.279cm" svg:stroke-linecap="butt" draw:fill="solid" draw:fill-color="#b4c7dc" draw:textarea-vertical-align="top" draw:auto-grow-height="true" draw:fit-to-size="false" style:shrink-to-fit="false" fo:min-height="0cm" fo:min-width="0cm" fo:padding-top="0.15cm" fo:padding-bottom="0.15cm" fo:padding-left="0.275cm" fo:padding-right="0.275cm" fo:wrap-option="wrap"/>
      <style:paragraph-properties style:writing-mode="lr-tb"/>
    </style:style>
    <style:style style:name="gr22" style:family="graphic" style:parent-style-name="standard" style:list-style-name="L2">
      <style:graphic-properties draw:stroke="solid" svg:stroke-width="0.051cm" svg:stroke-color="#3faf46" draw:marker-start-width="0.279cm" draw:marker-end-width="0.279cm" draw:fill="solid" draw:fill-color="#e8f2a1" draw:textarea-vertical-align="top" draw:auto-grow-height="true" draw:fit-to-size="false" style:shrink-to-fit="false" fo:min-height="0cm" fo:min-width="0cm" fo:padding-top="0.15cm" fo:padding-bottom="0.15cm" fo:padding-left="0.275cm" fo:padding-right="0.275cm" fo:wrap-option="wrap"/>
      <style:paragraph-properties style:writing-mode="lr-tb"/>
    </style:style>
    <style:style style:name="gr23" style:family="graphic" style:parent-style-name="standard">
      <style:graphic-properties draw:stroke="solid" svg:stroke-width="0.229cm" svg:stroke-color="#5b9bd5" draw:marker-start-width="0.483cm" draw:marker-end="msArrowEnd_20_8" draw:marker-end-width="0.635cm" draw:marker-end-center="false" svg:stroke-opacity="70%" draw:stroke-linejoin="miter" draw:fill="none" draw:textarea-vertical-align="top" draw:auto-grow-height="false" fo:min-height="1.996cm" fo:min-width="0cm" fo:padding-top="0.222cm" fo:padding-bottom="0.222cm" fo:padding-left="0.347cm" fo:padding-right="0.347cm" fo:wrap-option="wrap"/>
    </style:style>
    <style:style style:name="gr24" style:family="graphic" style:parent-style-name="standard" style:list-style-name="L2">
      <style:graphic-properties draw:stroke="solid" svg:stroke-width="0.051cm" svg:stroke-color="#3faf46" draw:marker-start-width="0.279cm" draw:marker-end-width="0.279cm" draw:fill="solid" draw:fill-color="#e8f2a1" draw:textarea-vertical-align="top" draw:auto-grow-height="true" draw:fit-to-size="false" style:shrink-to-fit="false" fo:min-height="0cm" fo:min-width="0cm" fo:padding-top="0.15cm" fo:padding-bottom="0.15cm" fo:padding-left="0.275cm" fo:padding-right="0.275cm" fo:wrap-option="wrap"/>
      <style:paragraph-properties style:writing-mode="lr-tb"/>
    </style:style>
    <style:style style:name="gr25" style:family="graphic" style:parent-style-name="standard">
      <style:graphic-properties draw:stroke="solid" svg:stroke-width="0.229cm" svg:stroke-color="#5b9bd5" draw:marker-start-width="0.483cm" draw:marker-end="msArrowEnd_20_8" draw:marker-end-width="0.635cm" draw:marker-end-center="false" svg:stroke-opacity="70%" draw:stroke-linejoin="miter" draw:fill="none" draw:textarea-vertical-align="top" draw:auto-grow-height="false" fo:min-height="1.335cm" fo:min-width="1.212cm" fo:padding-top="0.222cm" fo:padding-bottom="0.222cm" fo:padding-left="0.347cm" fo:padding-right="0.347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0.229cm" svg:stroke-color="#5b9bd5" draw:marker-start-width="0.483cm" draw:marker-end="msArrowEnd_20_8" draw:marker-end-width="0.635cm" draw:marker-end-center="false" svg:stroke-opacity="70%" draw:stroke-linejoin="miter" draw:fill="none" draw:textarea-vertical-align="top" draw:auto-grow-height="false" fo:min-height="1.462cm" fo:min-width="0.323cm" fo:padding-top="0.222cm" fo:padding-bottom="0.222cm" fo:padding-left="0.347cm" fo:padding-right="0.347cm" fo:wrap-option="wrap"/>
    </style:style>
    <style:style style:name="gr29" style:family="graphic" style:parent-style-name="standard">
      <style:graphic-properties draw:stroke="solid" svg:stroke-width="0.229cm" svg:stroke-color="#5b9bd5" draw:marker-start-width="0.483cm" draw:marker-end="msArrowEnd_20_8" draw:marker-end-width="0.635cm" draw:marker-end-center="false" svg:stroke-opacity="70%" draw:stroke-linejoin="miter" draw:fill="none" draw:textarea-vertical-align="top" draw:auto-grow-height="false" fo:min-height="1.208cm" fo:min-width="0cm" fo:padding-top="0.222cm" fo:padding-bottom="0.222cm" fo:padding-left="0.347cm" fo:padding-right="0.347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width="0.018cm" svg:stroke-color="#b47804" draw:fill="solid" draw:fill-color="#b2b2b2" draw:opacity-name="msTransGradient_20_1" draw:textarea-vertical-align="top" draw:auto-grow-height="false" fo:min-height="0.993cm" fo:min-width="1.169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229cm" svg:stroke-color="#5b9bd5" draw:marker-start-width="0.483cm" draw:marker-end="msArrowEnd_20_8" draw:marker-end-width="0.635cm" draw:marker-end-center="false" svg:stroke-opacity="70%" draw:stroke-linejoin="miter" draw:fill="none" draw:textarea-vertical-align="top" draw:auto-grow-height="false" fo:min-height="0.899cm" fo:min-width="0cm" fo:padding-top="0.222cm" fo:padding-bottom="0.222cm" fo:padding-left="0.347cm" fo:padding-right="0.347cm" fo:wrap-option="wrap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solid" svg:stroke-width="0.229cm" svg:stroke-color="#5b9bd5" draw:marker-start-width="0.483cm" draw:marker-end="msArrowEnd_20_8" draw:marker-end-width="0.635cm" draw:marker-end-center="false" svg:stroke-opacity="70%" draw:stroke-linejoin="miter" draw:fill="none" draw:textarea-vertical-align="top" draw:auto-grow-height="false" fo:min-height="0.454cm" fo:min-width="0cm" fo:padding-top="0.222cm" fo:padding-bottom="0.222cm" fo:padding-left="0.347cm" fo:padding-right="0.347cm" fo:wrap-option="wrap"/>
    </style:style>
    <style:style style:name="gr35" style:family="graphic" style:parent-style-name="standard">
      <style:graphic-properties draw:stroke="solid" svg:stroke-width="0.229cm" svg:stroke-color="#5b9bd5" draw:marker-start-width="0.483cm" draw:marker-end="msArrowEnd_20_8" draw:marker-end-width="0.635cm" draw:marker-end-center="false" svg:stroke-opacity="70%" draw:stroke-linejoin="miter" draw:fill="none" draw:textarea-vertical-align="top" draw:auto-grow-height="false" fo:min-height="1.335cm" fo:min-width="0cm" fo:padding-top="0.222cm" fo:padding-bottom="0.222cm" fo:padding-left="0.347cm" fo:padding-right="0.347cm" fo:wrap-option="wrap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solid" svg:stroke-width="0.051cm" svg:stroke-color="#3465a4" draw:marker-start-width="0.279cm" draw:marker-end-width="0.279cm" draw:fill="solid" draw:fill-color="#b3cac7" draw:textarea-vertical-align="top" draw:auto-grow-height="true" draw:fit-to-size="false" style:shrink-to-fit="false" fo:min-height="0cm" fo:min-width="0cm" fo:padding-top="0.15cm" fo:padding-bottom="0.15cm" fo:padding-left="0.275cm" fo:padding-right="0.275cm" fo:wrap-option="wrap"/>
      <style:paragraph-properties style:writing-mode="lr-tb"/>
    </style:style>
    <style:style style:name="gr39" style:family="graphic" style:parent-style-name="standard">
      <style:graphic-properties draw:stroke="solid" svg:stroke-width="0.229cm" svg:stroke-color="#5b9bd5" draw:marker-start-width="0.483cm" draw:marker-end="msArrowEnd_20_8" draw:marker-end-width="0.635cm" draw:marker-end-center="false" svg:stroke-opacity="70%" draw:stroke-linejoin="miter" draw:fill="none" draw:textarea-vertical-align="top" draw:auto-grow-height="false" fo:min-height="0cm" fo:min-width="0.331cm" fo:padding-top="0.222cm" fo:padding-bottom="0.222cm" fo:padding-left="0.347cm" fo:padding-right="0.347cm" fo:wrap-option="wrap"/>
    </style:style>
    <style:style style:name="gr40" style:family="graphic" style:parent-style-name="objectwithoutfill">
      <style:graphic-properties svg:stroke-width="0.203cm" svg:stroke-color="#729fcf" draw:marker-start-width="0.508cm" draw:marker-end="Arrow_20_short" draw:marker-end-width="0.61cm" svg:stroke-opacity="70%" draw:fill="none" draw:textarea-vertical-align="middle" fo:padding-top="0.227cm" fo:padding-bottom="0.227cm" fo:padding-left="0.352cm" fo:padding-right="0.352cm"/>
    </style:style>
    <style:style style:name="gr41" style:family="graphic">
      <style:graphic-properties style:protect="size"/>
    </style:style>
    <style:style style:name="pr1" style:family="presentation" style:parent-style-name="Per_20_defecte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loext:graphic-properties draw:fill="solid" draw:fill-color="#ea7500" draw:opacity-name="msTransGradient_20_1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margin-top="0cm" fo:margin-bottom="0cm" fo:line-height="100%"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6" style:family="paragraph">
      <loext:graphic-properties draw:fill="solid" draw:fill-color="#e8f2a1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7" style:family="paragraph">
      <loext:graphic-properties draw:fill="solid" draw:fill-color="#b4c7dc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8" style:family="paragraph">
      <loext:graphic-properties draw:fill="solid" draw:fill-color="#b2b2b2" draw:opacity-name="msTransGradient_20_1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9" style:family="paragraph">
      <loext:graphic-properties draw:fill="solid" draw:fill-color="#b3cac7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ca" fo:country="ES" fo:font-style="normal" style:text-underline-style="none" fo:font-weight="normal" fo:background-color="transparent" style:font-name-asian="DejaVu Sans2" style:font-size-asian="13pt" style:language-asian="zxx" style:country-asian="none" style:font-style-asian="normal" style:font-weight-asian="normal" style:font-name-complex="DejaVu Sans2" style:font-size-complex="13pt" style:language-complex="zxx" style:country-complex="none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frame draw:style-name="gr1" draw:text-style-name="P1" draw:layer="layout" svg:width="1.397cm" svg:height="1.397cm" svg:x="22.023cm" svg:y="11.371cm">
          <draw:image xlink:href="Pictures/10000001000000E1000000E1BDE849190BEDC355.png" xlink:type="simple" xlink:show="embed" xlink:actuate="onLoad" draw:mime-type="image/png">
            <text:p/>
          </draw:image>
        </draw:frame>
        <draw:frame draw:name="Picture 5" draw:style-name="gr2" draw:text-style-name="P2" draw:layer="layout" svg:width="3.723cm" svg:height="3.722cm" svg:x="13.082cm" svg:y="10.686cm">
          <draw:image xlink:href="Pictures/1000000000000140000001401B833A9E5EDA5AF0.jpg" xlink:type="simple" xlink:show="embed" xlink:actuate="onLoad" draw:mime-type="image/jpeg">
            <text:p/>
          </draw:image>
          <svg:desc>tree-wipp-lindau-coat-of-arms-clip-art.jpg</svg:desc>
        </draw:frame>
        <draw:frame draw:name="Picture 6" draw:style-name="gr2" draw:text-style-name="P2" draw:layer="layout" svg:width="3.722cm" svg:height="3.722cm" svg:x="17.919cm" svg:y="10.172cm">
          <draw:image xlink:href="Pictures/1000000000000140000001401B833A9E5EDA5AF0.jpg" xlink:type="simple" xlink:show="embed" xlink:actuate="onLoad" draw:mime-type="image/jpeg">
            <text:p/>
          </draw:image>
          <svg:desc>tree-wipp-lindau-coat-of-arms-clip-art.jpg</svg:desc>
        </draw:frame>
        <draw:line draw:name="Straight Connector 2" draw:style-name="gr3" draw:text-style-name="P2" draw:layer="layout" svg:x1="3.67cm" svg:y1="14.419cm" svg:x2="23.487cm" svg:y2="12.512cm">
          <text:p/>
        </draw:line>
        <draw:custom-shape draw:name="Rectangle 18" draw:style-name="gr4" draw:text-style-name="P3" draw:layer="layout" svg:width="19.918cm" svg:height="3.106cm" draw:transform="skewX (-0.000698131700797722) rotate (0.096342174710087) translate (3.674cm 14.429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" draw:text-style-name="P3" draw:layer="layout" svg:width="19.925cm" svg:height="0.97cm" draw:transform="skewX (-0.00104719755119658) rotate (0.096342174710087) translate (3.897cm 16.55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3" draw:layer="layout" svg:width="19.865cm" svg:height="2.143cm" draw:transform="skewX (-0.00052359877559829) rotate (0.096342174710087) translate (3.819cm 15.38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7" draw:text-style-name="P5" draw:layer="layout" svg:width="3.466cm" svg:height="0.799cm" svg:x="9.552cm" svg:y="7.172cm">
          <text:p text:style-name="P4"><text:span text:style-name="T1">Precipi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8" draw:text-style-name="P2" draw:layer="layout" svg:width="0.601cm" svg:height="1.808cm" svg:x="12.086cm" svg:y="8.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Rectangle 22" draw:style-name="gr9" draw:text-style-name="P6" draw:layer="layout" svg:width="2.921cm" svg:height="1.399cm" svg:x="16.032cm" svg:y="9.044cm">
          <text:p text:style-name="P4"><text:span text:style-name="T1">Evaporation from so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0" draw:style-name="gr10" draw:text-style-name="P2" draw:layer="layout" svg:width="0.043cm" svg:height="1.326cm" svg:x="19.782cm" svg:y="8.8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Picture 8" draw:style-name="gr2" draw:text-style-name="P2" draw:layer="layout" svg:width="2.407cm" svg:height="2.461cm" svg:x="18.661cm" svg:y="3.894cm">
          <draw:image xlink:href="Pictures/10000000000000DE000000E35BD36EB3D56D443D.jpg" xlink:type="simple" xlink:show="embed" xlink:actuate="onLoad" draw:mime-type="image/jpeg">
            <text:p/>
          </draw:image>
          <svg:desc>baixa (2).jpeg</svg:desc>
        </draw:frame>
        <draw:custom-shape draw:name="Rectangle 24" draw:style-name="gr11" draw:text-style-name="P5" draw:layer="layout" svg:width="4.622cm" svg:height="0.799cm" svg:x="18.103cm" svg:y="14.807cm">
          <text:p text:style-name="P4"><text:span text:style-name="T1">Root uptak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2" draw:text-style-name="P6" draw:layer="layout" svg:width="4.064cm" svg:height="1.399cm" svg:x="13.576cm" svg:y="7.307cm">
          <text:p text:style-name="P4"><text:span text:style-name="T1">Evaporation of intercepted wa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13" draw:text-style-name="P2" draw:layer="layout" svg:width="1.397cm" svg:height="1.27cm" svg:x="14.084cm" svg:y="8.83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Straight Arrow Connector 22" draw:style-name="gr14" draw:text-style-name="P2" draw:layer="layout" svg:width="0.135cm" svg:height="3.013cm" svg:x="17.509cm" svg:y="10.52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Straight Arrow Connector 23" draw:style-name="gr15" draw:text-style-name="P2" draw:layer="layout" svg:width="0.001cm" svg:height="1.397cm" svg:x="13.194cm" svg:y="11.01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Rectangle 27" draw:style-name="gr16" draw:text-style-name="P5" draw:layer="layout" svg:width="2.798cm" svg:height="1.349cm" svg:x="11.817cm" svg:y="12.214cm">
          <text:p text:style-name="P4"><text:span text:style-name="T1">Net </text:span></text:p>
          <text:p text:style-name="P4"><text:span text:style-name="T1">rainf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4" draw:style-name="gr17" draw:text-style-name="P2" draw:layer="layout" svg:width="0.001cm" svg:height="0.939cm" svg:x="19.93cm" svg:y="13.85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Straight Arrow Connector 25" draw:style-name="gr18" draw:text-style-name="P2" draw:layer="layout" svg:width="0.94cm" svg:height="0.127cm" svg:x="11.463cm" svg:y="13.149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Straight Arrow Connector 27" draw:style-name="gr19" draw:text-style-name="P2" draw:layer="layout" svg:width="0.001cm" svg:height="1.85cm" svg:x="16.751cm" svg:y="15.81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Rectangle 28" draw:style-name="gr20" draw:text-style-name="P5" xml:id="id1" draw:id="id1" draw:layer="layout" svg:width="2.824cm" svg:height="0.801cm" svg:x="10.174cm" svg:y="13.973cm">
          <text:p text:style-name="P4"><text:span text:style-name="T1">Infil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1" draw:text-style-name="P7" draw:layer="layout" svg:width="3.46cm" svg:height="0.849cm" svg:x="17.098cm" svg:y="16.421cm">
          <text:p text:style-name="P4"><text:span text:style-name="T1">Deep drain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2" draw:text-style-name="P6" draw:layer="layout" svg:width="2.994cm" svg:height="1.399cm" svg:x="18.353cm" svg:y="7.31cm">
          <text:p text:style-name="P4"><text:span text:style-name="T1">Woody tra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" draw:style-name="gr23" draw:text-style-name="P2" draw:layer="layout" svg:width="0.108cm" svg:height="2.439cm" svg:x="22.717cm" svg:y="8.7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Rectangle 1" draw:style-name="gr24" draw:text-style-name="P6" draw:layer="layout" svg:width="2.968cm" svg:height="1.399cm" svg:x="21.593cm" svg:y="7.312cm">
          <text:p text:style-name="P4"><text:span text:style-name="T1">Herb tra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25" draw:text-style-name="P2" draw:layer="layout" svg:width="1.905cm" svg:height="1.778cm" svg:x="20.687cm" svg:y="13.02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style-name="gr1" draw:text-style-name="P1" draw:layer="layout" svg:width="2.604cm" svg:height="2.604cm" svg:x="9.993cm" svg:y="4.051cm">
          <draw:image xlink:href="Pictures/10000001000000E1000000E1BA845A0EBDDB5DB5.png" xlink:type="simple" xlink:show="embed" xlink:actuate="onLoad" draw:mime-type="image/png">
            <text:p/>
          </draw:image>
        </draw:frame>
        <draw:custom-shape draw:name="Rectangle 2" draw:style-name="gr26" draw:text-style-name="P5" draw:layer="layout" svg:width="3.086cm" svg:height="0.799cm" svg:x="11.652cm" svg:y="10.172cm">
          <text:p text:style-name="P4"><text:span text:style-name="T1">Rainf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7" draw:text-style-name="P5" draw:layer="layout" svg:width="2.078cm" svg:height="0.799cm" svg:x="8.196cm" svg:y="10.228cm">
          <text:p text:style-name="P4"><text:span text:style-name="T1">Sn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" draw:style-name="gr28" draw:text-style-name="P2" draw:layer="layout" svg:width="1.016cm" svg:height="1.905cm" svg:x="9.385cm" svg:y="8.32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Straight Arrow Connector 4" draw:style-name="gr29" draw:text-style-name="P2" draw:layer="layout" svg:width="0.001cm" svg:height="1.651cm" svg:x="15.296cm" svg:y="15.967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Rectangle 4" draw:style-name="gr30" draw:text-style-name="P5" draw:layer="layout" svg:width="3.209cm" svg:height="0.801cm" svg:x="11.971cm" svg:y="16.632cm">
          <text:p text:style-name="P4"><text:span text:style-name="T1">Capillarity r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1" draw:text-style-name="P8" draw:layer="layout" svg:width="1.668cm" svg:height="1.242cm" draw:transform="skewX (-0.00104719755119659) rotate (0.096342174710087) translate (8.377cm 12.74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" draw:style-name="gr32" draw:text-style-name="P2" draw:layer="layout" svg:width="0.001cm" svg:height="1.342cm" svg:x="9.13cm" svg:y="11.2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Rectangle 8" draw:style-name="gr33" draw:text-style-name="P5" draw:layer="layout" svg:width="1.551cm" svg:height="1.349cm" svg:x="8.469cm" svg:y="12.514cm">
          <text:p text:style-name="P4"><text:span text:style-name="T1">Snow me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34" draw:text-style-name="P2" draw:layer="layout" svg:width="0.151cm" svg:height="0.897cm" svg:x="11.263cm" svg:y="13.31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Straight Arrow Connector 7" draw:style-name="gr35" draw:text-style-name="P2" draw:layer="layout" svg:width="0.508cm" svg:height="1.778cm" svg:x="4.667cm" svg:y="14.038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Rectangle 6" draw:style-name="gr36" draw:text-style-name="P5" draw:layer="layout" svg:width="2.824cm" svg:height="1.349cm" svg:x="4.402cm" svg:y="15.689cm">
          <text:p text:style-name="P4"><text:span text:style-name="T1">Saturation ex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7" draw:text-style-name="P5" xml:id="id2" draw:id="id2" draw:layer="layout" svg:width="2.824cm" svg:height="1.349cm" svg:x="5.666cm" svg:y="12.4cm">
          <text:p text:style-name="P4"><text:span text:style-name="T1">Infiltration ex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8" draw:text-style-name="P9" draw:layer="layout" svg:width="2.075cm" svg:height="1.399cm" svg:x="3.016cm" svg:y="12.606cm">
          <text:p text:style-name="P4"><text:span text:style-name="T1">Surface </text:span></text:p>
          <text:p text:style-name="P4"><text:span text:style-name="T1">runo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" draw:style-name="gr39" draw:text-style-name="P2" draw:layer="layout" svg:width="1.024cm" svg:height="0.14cm" svg:x="10.147cm" svg:y="13.32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onnector draw:style-name="gr40" draw:text-style-name="P1" draw:layer="layout" svg:x1="10.174cm" svg:y1="14.373cm" svg:x2="7.078cm" svg:y2="13.749cm" draw:start-shape="id1" draw:start-glue-point="3" draw:end-shape="id2" draw:end-glue-point="2" svg:d="M10174 14373h-3096v-624" svg:viewBox="0 0 3097 625">
          <text:p/>
        </draw:connector>
        <draw:custom-shape draw:name="Straight Arrow Connector 9" draw:style-name="gr18" draw:text-style-name="P2" draw:layer="layout" svg:width="0.94cm" svg:height="0.127cm" svg:x="5.171cm" svg:y="13.26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1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opacity draw:name="msTransGradient_20_1" draw:display-name="msTransGradient 1" draw:style="linear" draw:start="37%" draw:end="37%" draw:angle="185.6deg" draw:border="0%"/>
    <draw:marker draw:name="Arrow" svg:viewBox="0 0 20 30" svg:d="M10 0l-10 30h20z"/>
    <draw:marker draw:name="Arrow_20_short" draw:display-name="Arrow short" svg:viewBox="0 7 20 13" svg:d="M0 20l10-13 10 13z"/>
    <draw:marker draw:name="msArrowEnd_20_8" draw:display-name="msArrowEnd 8" svg:viewBox="0 0 500 300" svg:d="M250 0l250 3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false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er_20_defecte" style:display-name="Per defecte" style:page-layout-name="PM1" draw:style-name="Mdp1">
      <presentation:notes style:page-layout-name="PM0">
        <draw:page-thumbnail presentation:style-name="Per_20_defecte-title" draw:layer="backgroundobjects" svg:width="18.624cm" svg:height="10.476cm" svg:x="1.482cm" svg:y="2.123cm" presentation:class="page"/>
        <draw:frame presentation:style-name="Per_20_defect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10T12:12:56.967040667</meta:creation-date>
    <dc:date>2024-04-10T16:27:11.860832598</dc:date>
    <meta:editing-duration>PT3H23M12S</meta:editing-duration>
    <meta:editing-cycles>24</meta:editing-cycles>
    <meta:generator>LibreOffice/7.3.7.2$Linux_X86_64 LibreOffice_project/30$Build-2</meta:generator>
    <meta:document-statistic meta:object-count="62"/>
  </office:meta>
</office:document-meta>
</file>